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18cm"/>
    </style:style>
    <style:style style:name="co3" style:family="table-column">
      <style:table-column-properties fo:break-before="auto" style:column-width="1.88cm"/>
    </style:style>
    <style:style style:name="co4" style:family="table-column">
      <style:table-column-properties fo:break-before="auto" style:column-width="3.1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fo:background-color="#ffff00"/>
    </style:style>
    <style:style style:name="ce5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6.008cm" svg:height="9.393cm" svg:x="11.853cm" svg:y="0.406cm">
            <draw:object draw:notify-on-update-of-ranges="Hoja1.C2:Hoja1.C4 Hoja1.B2:Hoja1.B2 Hoja1.D2:Hoja1.D4 Hoja1.B5:Hoja1.B5 Hoja1.D5:Hoja1.D7 Hoja1.B8:Hoja1.B8 Hoja1.D8:Hoja1.D10 Hoja1.B11:Hoja1.B11 Hoja1.D11:Hoja1.D13 Hoja1.B14:Hoja1.B14 Hoja1.D14:Hoja1.D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1.886cm" svg:y="10.364cm">
            <draw:object draw:notify-on-update-of-ranges="Hoja1.F24:Hoja1.F24 Hoja1.C17:Hoja1.C19 Hoja1.B17:Hoja1.B17 Hoja1.D17:Hoja1.D19 Hoja1.B20:Hoja1.B20 Hoja1.D20:Hoja1.D22 Hoja1.B23:Hoja1.B23 Hoja1.D23:Hoja1.D25 Hoja1.B26:Hoja1.B26 Hoja1.D26:Hoja1.D28 Hoja1.B29:Hoja1.B29 Hoja1.D29:Hoja1.D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1.909cm" svg:y="19.869cm">
            <draw:object draw:notify-on-update-of-ranges="Hoja1.F45:Hoja1.F45 Hoja1.C32:Hoja1.C34 Hoja1.B32:Hoja1.B32 Hoja1.D32:Hoja1.D34 Hoja1.B35:Hoja1.B35 Hoja1.D35:Hoja1.D37 Hoja1.B38:Hoja1.B38 Hoja1.D38:Hoja1.D40 Hoja1.B41:Hoja1.B41 Hoja1.D41:Hoja1.D43 Hoja1.B44:Hoja1.B44 Hoja1.D44:Hoja1.D4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población</text:p>
          </table:table-cell>
          <table:table-cell table:style-name="ce1" office:value-type="string" calcext:value-type="string">
            <text:p>cruzamiento</text:p>
          </table:table-cell>
          <table:table-cell table:style-name="ce1" office:value-type="string" calcext:value-type="string">
            <text:p>mutación</text:p>
          </table:table-cell>
          <table:table-cell table:style-name="ce1" office:value-type="string" calcext:value-type="string">
            <text:p>fitness promedio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percentage" office:value="0.001" calcext:value-type="percentage">
            <text:p>0,10%</text:p>
          </table:table-cell>
          <table:table-cell office:value-type="float" office:value="17279.275" calcext:value-type="float">
            <text:p>17279,2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percentage" office:value="0.01" calcext:value-type="percentage">
            <text:p>1,00%</text:p>
          </table:table-cell>
          <table:table-cell office:value-type="float" office:value="15904.825" calcext:value-type="float">
            <text:p>15904,8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6154.925" calcext:value-type="float">
            <text:p>16154,9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percentage" office:value="0.001" calcext:value-type="percentage">
            <text:p>0,10%</text:p>
          </table:table-cell>
          <table:table-cell office:value-type="float" office:value="17199.05" calcext:value-type="float">
            <text:p>17199,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percentage" office:value="0.01" calcext:value-type="percentage">
            <text:p>1,00%</text:p>
          </table:table-cell>
          <table:table-cell office:value-type="float" office:value="15976.6" calcext:value-type="float">
            <text:p>15976,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5928.8" calcext:value-type="float">
            <text:p>15928,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percentage" office:value="0.001" calcext:value-type="percentage">
            <text:p>0,10%</text:p>
          </table:table-cell>
          <table:table-cell table:style-name="ce5" office:value-type="float" office:value="17326.475" calcext:value-type="float">
            <text:p>17326,4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percentage" office:value="0.01" calcext:value-type="percentage">
            <text:p>1,00%</text:p>
          </table:table-cell>
          <table:table-cell office:value-type="float" office:value="16047.75" calcext:value-type="float">
            <text:p>16047,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5556.225" calcext:value-type="float">
            <text:p>15556,2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percentage" office:value="0.001" calcext:value-type="percentage">
            <text:p>0,10%</text:p>
          </table:table-cell>
          <table:table-cell office:value-type="float" office:value="17174" calcext:value-type="float">
            <text:p>171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percentage" office:value="0.01" calcext:value-type="percentage">
            <text:p>1,00%</text:p>
          </table:table-cell>
          <table:table-cell office:value-type="float" office:value="15465.4" calcext:value-type="float">
            <text:p>15465,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5330.525" calcext:value-type="float">
            <text:p>15330,5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percentage" office:value="0.001" calcext:value-type="percentage">
            <text:p>0,10%</text:p>
          </table:table-cell>
          <table:table-cell office:value-type="float" office:value="17259" calcext:value-type="float">
            <text:p>172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percentage" office:value="0.01" calcext:value-type="percentage">
            <text:p>1,00%</text:p>
          </table:table-cell>
          <table:table-cell office:value-type="float" office:value="15476.85" calcext:value-type="float">
            <text:p>15476,8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4966.325" calcext:value-type="float">
            <text:p>14966,3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percentage" office:value="0.001" calcext:value-type="percentage">
            <text:p>0,10%</text:p>
          </table:table-cell>
          <table:table-cell office:value-type="float" office:value="17285.15" calcext:value-type="float">
            <text:p>17285,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percentage" office:value="0.01" calcext:value-type="percentage">
            <text:p>1,00%</text:p>
          </table:table-cell>
          <table:table-cell office:value-type="float" office:value="15724.85" calcext:value-type="float">
            <text:p>15724,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6118.4" calcext:value-type="float">
            <text:p>16118,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percentage" office:value="0.001" calcext:value-type="percentage">
            <text:p>0,10%</text:p>
          </table:table-cell>
          <table:table-cell office:value-type="float" office:value="17350.825" calcext:value-type="float">
            <text:p>17350,8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percentage" office:value="0.01" calcext:value-type="percentage">
            <text:p>1,00%</text:p>
          </table:table-cell>
          <table:table-cell office:value-type="float" office:value="16183.125" calcext:value-type="float">
            <text:p>16183,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5946.125" calcext:value-type="float">
            <text:p>15946,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percentage" office:value="0.001" calcext:value-type="percentage">
            <text:p>0,10%</text:p>
          </table:table-cell>
          <table:table-cell office:value-type="float" office:value="17206.6" calcext:value-type="float">
            <text:p>17206,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percentage" office:value="0.01" calcext:value-type="percentage">
            <text:p>1,00%</text:p>
          </table:table-cell>
          <table:table-cell office:value-type="float" office:value="15539.175" calcext:value-type="float">
            <text:p>15539,1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5484.475" calcext:value-type="float">
            <text:p>15484,4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percentage" office:value="0.001" calcext:value-type="percentage">
            <text:p>0,10%</text:p>
          </table:table-cell>
          <table:table-cell office:value-type="float" office:value="15250.35" calcext:value-type="float">
            <text:p>15250,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percentage" office:value="0.01" calcext:value-type="percentage">
            <text:p>1,00%</text:p>
          </table:table-cell>
          <table:table-cell office:value-type="float" office:value="15478.25" calcext:value-type="float">
            <text:p>15478,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5271.175" calcext:value-type="float">
            <text:p>15271,1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percentage" office:value="0.001" calcext:value-type="percentage">
            <text:p>0,10%</text:p>
          </table:table-cell>
          <table:table-cell office:value-type="float" office:value="17164.875" calcext:value-type="float">
            <text:p>17164,87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percentage" office:value="0.01" calcext:value-type="percentage">
            <text:p>1,00%</text:p>
          </table:table-cell>
          <table:table-cell office:value-type="float" office:value="15668.9" calcext:value-type="float">
            <text:p>15668,9</text:p>
          </table:table-cell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5" calcext:value-type="float">
            <text:p>95</text:p>
          </table:table-cell>
          <table:table-cell table:style-name="ce4" office:value-type="percentage" office:value="0.1" calcext:value-type="percentage">
            <text:p>10,00%</text:p>
          </table:table-cell>
          <table:table-cell table:style-name="ce2" office:value-type="float" office:value="14854.1" calcext:value-type="float">
            <text:p>14854,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percentage" office:value="0.001" calcext:value-type="percentage">
            <text:p>0,10%</text:p>
          </table:table-cell>
          <table:table-cell office:value-type="float" office:value="17304.4" calcext:value-type="float">
            <text:p>17304,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percentage" office:value="0.01" calcext:value-type="percentage">
            <text:p>1,00%</text:p>
          </table:table-cell>
          <table:table-cell office:value-type="float" office:value="15837.85" calcext:value-type="float">
            <text:p>15837,8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6430.975" calcext:value-type="float">
            <text:p>16430,9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percentage" office:value="0.001" calcext:value-type="percentage">
            <text:p>0,10%</text:p>
          </table:table-cell>
          <table:table-cell office:value-type="float" office:value="17131.275" calcext:value-type="float">
            <text:p>17131,2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percentage" office:value="0.01" calcext:value-type="percentage">
            <text:p>1,00%</text:p>
          </table:table-cell>
          <table:table-cell office:value-type="float" office:value="16009.95" calcext:value-type="float">
            <text:p>16009,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5995.425" calcext:value-type="float">
            <text:p>15995,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percentage" office:value="0.001" calcext:value-type="percentage">
            <text:p>0,10%</text:p>
          </table:table-cell>
          <table:table-cell office:value-type="float" office:value="17152.45" calcext:value-type="float">
            <text:p>17152,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percentage" office:value="0.01" calcext:value-type="percentage">
            <text:p>1,00%</text:p>
          </table:table-cell>
          <table:table-cell office:value-type="float" office:value="15763.575" calcext:value-type="float">
            <text:p>15763,5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5365.7" calcext:value-type="float">
            <text:p>15365,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percentage" office:value="0.001" calcext:value-type="percentage">
            <text:p>0,10%</text:p>
          </table:table-cell>
          <table:table-cell office:value-type="float" office:value="17153.25" calcext:value-type="float">
            <text:p>17153,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percentage" office:value="0.01" calcext:value-type="percentage">
            <text:p>1,00%</text:p>
          </table:table-cell>
          <table:table-cell office:value-type="float" office:value="15206.225" calcext:value-type="float">
            <text:p>15206,2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5250.35" calcext:value-type="float">
            <text:p>15250,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percentage" office:value="0.001" calcext:value-type="percentage">
            <text:p>0,10%</text:p>
          </table:table-cell>
          <table:table-cell office:value-type="float" office:value="16961.75" calcext:value-type="float">
            <text:p>16961,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percentage" office:value="0.01" calcext:value-type="percentage">
            <text:p>1,00%</text:p>
          </table:table-cell>
          <table:table-cell office:value-type="float" office:value="14999.7" calcext:value-type="float">
            <text:p>14999,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percentage" office:value="0.1" calcext:value-type="percentage">
            <text:p>10,00%</text:p>
          </table:table-cell>
          <table:table-cell office:value-type="float" office:value="14960.95" calcext:value-type="float">
            <text:p>14960,95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 table:formula="of:=MIN([.D2:.D46])" office:value-type="float" office:value="14854.1" calcext:value-type="float">
            <text:p>14854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UY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Castro</meta:initial-creator>
    <meta:creation-date>2014-08-22T20:01:02.259193469</meta:creation-date>
    <dc:date>2014-08-22T22:13:05.904861226</dc:date>
    <dc:creator>Santiago Castro</dc:creator>
    <meta:editing-duration>PT1H59M54S</meta:editing-duration>
    <meta:editing-cycles>50</meta:editing-cycles>
    <meta:generator>LibreOffice/4.2.6.2$Linux_X86_64 LibreOffice_project/420$Build-2</meta:generator>
    <meta:document-statistic meta:table-count="1" meta:cell-count="1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9cm" svg:height="9.394cm" xlink:href=".." xlink:type="simple" chart:class="chart:bar" chart:style-name="ch1">
        <chart:title svg:x="6.562cm" svg:y="0.322cm" chart:style-name="ch2">
          <text:p>Población 50</text:p>
        </chart:title>
        <chart:plot-area chart:style-name="ch3" table:cell-range-address="Hoja1.C2:Hoja1.D4 Hoja1.B2:Hoja1.B2 Hoja1.B5:Hoja1.B5 Hoja1.D5:Hoja1.D16 Hoja1.B8:Hoja1.B8 Hoja1.B11:Hoja1.B11 Hoja1.B14:Hoja1.B14" chart:data-source-has-labels="both" svg:x="1.318cm" svg:y="1.485cm" svg:width="12.175cm" svg:height="6.754cm" dr3d:transform="matrix (0.99995776545537 -0.00440262381000742 0.00806747848411588 0.00414205879740101 0.999478161650611 0.0320351015674106 -0.00820430706537668 -0.0320003326092557 0.999454185072269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06cm" svg:y="1.485cm" svg:width="10.777cm" svg:height="6.12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6.713cm" svg:y="8.427cm" chart:style-name="ch5">
              <text:p>Mutación</text:p>
            </chart:title>
            <chart:categories table:cell-range-address="Hoja1.C2:Hoja1.C4"/>
          </chart:axis>
          <chart:axis chart:dimension="y" chart:name="primary-y" chart:style-name="ch6">
            <chart:title svg:x="0.451cm" svg:y="5.432cm" chart:style-name="ch7">
              <text:p>Fitness</text:p>
            </chart:title>
            <chart:grid chart:style-name="ch8" chart:class="major"/>
          </chart:axis>
          <chart:axis chart:dimension="z" chart:name="primary-z" chart:style-name="ch9">
            <chart:title svg:x="13.814cm" svg:y="7.692cm" chart:style-name="ch5">
              <text:p>Cruzamiento</text:p>
            </chart:title>
          </chart:axis>
          <chart:series chart:style-name="ch10" chart:values-cell-range-address="Hoja1.D2:Hoja1.D4" chart:label-cell-address="Hoja1.B2:Hoja1.B2" chart:class="chart:bar">
            <chart:data-point chart:repeated="3"/>
          </chart:series>
          <chart:series chart:style-name="ch11" chart:values-cell-range-address="Hoja1.D5:Hoja1.D7" chart:label-cell-address="Hoja1.B5:Hoja1.B5" chart:class="chart:bar">
            <chart:data-point chart:repeated="3"/>
          </chart:series>
          <chart:series chart:style-name="ch12" chart:values-cell-range-address="Hoja1.D8:Hoja1.D10" chart:label-cell-address="Hoja1.B8:Hoja1.B8" chart:class="chart:bar">
            <chart:data-point chart:repeated="3"/>
          </chart:series>
          <chart:series chart:style-name="ch13" chart:values-cell-range-address="Hoja1.D11:Hoja1.D13" chart:label-cell-address="Hoja1.B11:Hoja1.B11" chart:class="chart:bar">
            <chart:data-point chart:repeated="3"/>
          </chart:series>
          <chart:series chart:style-name="ch14" chart:values-cell-range-address="Hoja1.D14:Hoja1.D16" chart:label-cell-address="Hoja1.B14:Hoja1.B14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0</text:p>
                <draw:g>
                  <svg:desc>Hoja1.B2:Hoja1.B2</svg:desc>
                </draw:g>
              </table:table-cell>
              <table:table-cell office:value-type="string">
                <text:p>70</text:p>
                <draw:g>
                  <svg:desc>Hoja1.B5:Hoja1.B5</svg:desc>
                </draw:g>
              </table:table-cell>
              <table:table-cell office:value-type="string">
                <text:p>80</text:p>
                <draw:g>
                  <svg:desc>Hoja1.B8:Hoja1.B8</svg:desc>
                </draw:g>
              </table:table-cell>
              <table:table-cell office:value-type="string">
                <text:p>90</text:p>
                <draw:g>
                  <svg:desc>Hoja1.B11:Hoja1.B11</svg:desc>
                </draw:g>
              </table:table-cell>
              <table:table-cell office:value-type="string">
                <text:p>95</text:p>
                <draw:g>
                  <svg:desc>Hoja1.B14:Hoja1.B14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Hoja1.C2:Hoja1.C4</svg:desc>
                </draw:g>
              </table:table-cell>
              <table:table-cell office:value-type="float" office:value="17279.275">
                <text:p>17279.275</text:p>
                <draw:g>
                  <svg:desc>Hoja1.D2:Hoja1.D4</svg:desc>
                </draw:g>
              </table:table-cell>
              <table:table-cell office:value-type="float" office:value="17199.05">
                <text:p>17199.05</text:p>
                <draw:g>
                  <svg:desc>Hoja1.D5:Hoja1.D7</svg:desc>
                </draw:g>
              </table:table-cell>
              <table:table-cell office:value-type="float" office:value="17326.475">
                <text:p>17326.475</text:p>
                <draw:g>
                  <svg:desc>Hoja1.D8:Hoja1.D10</svg:desc>
                </draw:g>
              </table:table-cell>
              <table:table-cell office:value-type="float" office:value="17174">
                <text:p>17174</text:p>
                <draw:g>
                  <svg:desc>Hoja1.D11:Hoja1.D13</svg:desc>
                </draw:g>
              </table:table-cell>
              <table:table-cell office:value-type="float" office:value="17259">
                <text:p>17259</text:p>
                <draw:g>
                  <svg:desc>Hoja1.D14:Hoja1.D16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15904.825">
                <text:p>15904.825</text:p>
              </table:table-cell>
              <table:table-cell office:value-type="float" office:value="15976.6">
                <text:p>15976.6</text:p>
              </table:table-cell>
              <table:table-cell office:value-type="float" office:value="16047.75">
                <text:p>16047.75</text:p>
              </table:table-cell>
              <table:table-cell office:value-type="float" office:value="15465.4">
                <text:p>15465.4</text:p>
              </table:table-cell>
              <table:table-cell office:value-type="float" office:value="15476.85">
                <text:p>15476.8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6154.925">
                <text:p>16154.925</text:p>
              </table:table-cell>
              <table:table-cell office:value-type="float" office:value="15928.8">
                <text:p>15928.8</text:p>
              </table:table-cell>
              <table:table-cell office:value-type="float" office:value="15556.225">
                <text:p>15556.225</text:p>
              </table:table-cell>
              <table:table-cell office:value-type="float" office:value="15330.525">
                <text:p>15330.525</text:p>
              </table:table-cell>
              <table:table-cell office:value-type="float" office:value="14966.325">
                <text:p>14966.3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24cm" svg:y="0.315cm" chart:style-name="ch2">
          <text:p>Población 100</text:p>
        </chart:title>
        <chart:plot-area chart:style-name="ch3" table:cell-range-address="Hoja1.F24:Hoja1.F24 Hoja1.C17:Hoja1.D19 Hoja1.B17:Hoja1.B17 Hoja1.B20:Hoja1.B20 Hoja1.D20:Hoja1.D31 Hoja1.B23:Hoja1.B23 Hoja1.B26:Hoja1.B26 Hoja1.B29:Hoja1.B29" chart:data-source-has-labels="both" svg:x="1.318cm" svg:y="1.464cm" svg:width="12.166cm" svg:height="6.388cm" dr3d:transform="matrix (0.99995776545537 -0.00440262381000742 0.00806747848411588 0.00414205879740101 0.999478161650611 0.0320351015674106 -0.00820430706537668 -0.0320003326092557 0.999454185072269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09cm" svg:y="1.464cm" svg:width="10.55cm" svg:height="5.75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6.709cm" svg:y="8.033cm" chart:style-name="ch5">
              <text:p>Mutación</text:p>
            </chart:title>
            <chart:categories table:cell-range-address="Hoja1.C17:Hoja1.C19"/>
          </chart:axis>
          <chart:axis chart:dimension="y" chart:name="primary-y" chart:style-name="ch6">
            <chart:title svg:x="0.451cm" svg:y="5.228cm" chart:style-name="ch7">
              <text:p>Fitness</text:p>
            </chart:title>
            <chart:grid chart:style-name="ch8" chart:class="major"/>
          </chart:axis>
          <chart:axis chart:dimension="z" chart:name="primary-z" chart:style-name="ch9">
            <chart:title svg:x="13.805cm" svg:y="7.305cm" chart:style-name="ch5">
              <text:p>Cruzamiento</text:p>
            </chart:title>
          </chart:axis>
          <chart:series chart:style-name="ch10" chart:values-cell-range-address="Hoja1.D17:Hoja1.D19" chart:label-cell-address="Hoja1.B17:Hoja1.B17" chart:class="chart:bar">
            <chart:data-point chart:repeated="3"/>
          </chart:series>
          <chart:series chart:style-name="ch11" chart:values-cell-range-address="Hoja1.D20:Hoja1.D22" chart:label-cell-address="Hoja1.B20:Hoja1.B20" chart:class="chart:bar">
            <chart:data-point chart:repeated="3"/>
          </chart:series>
          <chart:series chart:style-name="ch12" chart:values-cell-range-address="Hoja1.D23:Hoja1.D25" chart:label-cell-address="Hoja1.B23:Hoja1.B23" chart:class="chart:bar">
            <chart:data-point chart:repeated="3"/>
          </chart:series>
          <chart:series chart:style-name="ch13" chart:values-cell-range-address="Hoja1.D26:Hoja1.D28" chart:label-cell-address="Hoja1.B26:Hoja1.B26" chart:class="chart:bar">
            <chart:data-point chart:repeated="3"/>
          </chart:series>
          <chart:series chart:style-name="ch14" chart:values-cell-range-address="Hoja1.D29:Hoja1.D31" chart:label-cell-address="Hoja1.B29:Hoja1.B29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0</text:p>
                <draw:g>
                  <svg:desc>Hoja1.B17:Hoja1.B17</svg:desc>
                </draw:g>
              </table:table-cell>
              <table:table-cell office:value-type="string">
                <text:p>70</text:p>
                <draw:g>
                  <svg:desc>Hoja1.B20:Hoja1.B20</svg:desc>
                </draw:g>
              </table:table-cell>
              <table:table-cell office:value-type="string">
                <text:p>80</text:p>
                <draw:g>
                  <svg:desc>Hoja1.B23:Hoja1.B23</svg:desc>
                </draw:g>
              </table:table-cell>
              <table:table-cell office:value-type="string">
                <text:p>90</text:p>
                <draw:g>
                  <svg:desc>Hoja1.B26:Hoja1.B26</svg:desc>
                </draw:g>
              </table:table-cell>
              <table:table-cell office:value-type="string">
                <text:p>95</text:p>
                <draw:g>
                  <svg:desc>Hoja1.B29:Hoja1.B29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Hoja1.C17:Hoja1.C19</svg:desc>
                </draw:g>
              </table:table-cell>
              <table:table-cell office:value-type="float" office:value="17285.15">
                <text:p>17285.15</text:p>
                <draw:g>
                  <svg:desc>Hoja1.D17:Hoja1.D19</svg:desc>
                </draw:g>
              </table:table-cell>
              <table:table-cell office:value-type="float" office:value="17350.825">
                <text:p>17350.825</text:p>
                <draw:g>
                  <svg:desc>Hoja1.D20:Hoja1.D22</svg:desc>
                </draw:g>
              </table:table-cell>
              <table:table-cell office:value-type="float" office:value="17206.6">
                <text:p>17206.6</text:p>
                <draw:g>
                  <svg:desc>Hoja1.D23:Hoja1.D25</svg:desc>
                </draw:g>
              </table:table-cell>
              <table:table-cell office:value-type="float" office:value="15250.35">
                <text:p>15250.35</text:p>
                <draw:g>
                  <svg:desc>Hoja1.D26:Hoja1.D28</svg:desc>
                </draw:g>
              </table:table-cell>
              <table:table-cell office:value-type="float" office:value="17164.875">
                <text:p>17164.875</text:p>
                <draw:g>
                  <svg:desc>Hoja1.D29:Hoja1.D31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15724.85">
                <text:p>15724.85</text:p>
              </table:table-cell>
              <table:table-cell office:value-type="float" office:value="16183.125">
                <text:p>16183.125</text:p>
              </table:table-cell>
              <table:table-cell office:value-type="float" office:value="15539.175">
                <text:p>15539.175</text:p>
              </table:table-cell>
              <table:table-cell office:value-type="float" office:value="15478.25">
                <text:p>15478.25</text:p>
              </table:table-cell>
              <table:table-cell office:value-type="float" office:value="15668.9">
                <text:p>15668.9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6118.4">
                <text:p>16118.4</text:p>
              </table:table-cell>
              <table:table-cell office:value-type="float" office:value="15946.125">
                <text:p>15946.125</text:p>
              </table:table-cell>
              <table:table-cell office:value-type="float" office:value="15484.475">
                <text:p>15484.475</text:p>
              </table:table-cell>
              <table:table-cell office:value-type="float" office:value="15271.175">
                <text:p>15271.175</text:p>
              </table:table-cell>
              <table:table-cell office:value-type="float" office:value="14854.1">
                <text:p>14854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4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424cm" svg:y="0.315cm" chart:style-name="ch2">
          <text:p>Población 150</text:p>
        </chart:title>
        <chart:plot-area chart:style-name="ch3" table:cell-range-address="Hoja1.F45:Hoja1.F45 Hoja1.C32:Hoja1.D34 Hoja1.B32:Hoja1.B32 Hoja1.B35:Hoja1.B35 Hoja1.D35:Hoja1.D46 Hoja1.B38:Hoja1.B38 Hoja1.B41:Hoja1.B41 Hoja1.B44:Hoja1.B44" chart:data-source-has-labels="both" svg:x="1.318cm" svg:y="1.464cm" svg:width="12.166cm" svg:height="6.388cm" dr3d:transform="matrix (0.99995776545537 -0.00440262381000742 0.00806747848411588 0.00414205879740101 0.999478161650611 0.0320351015674106 -0.00820430706537668 -0.0320003326092557 0.999454185072269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709cm" svg:y="1.464cm" svg:width="10.55cm" svg:height="5.75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6.709cm" svg:y="8.033cm" chart:style-name="ch5">
              <text:p>Mutación</text:p>
            </chart:title>
            <chart:categories table:cell-range-address="Hoja1.C32:Hoja1.C34"/>
          </chart:axis>
          <chart:axis chart:dimension="y" chart:name="primary-y" chart:style-name="ch6">
            <chart:title svg:x="0.451cm" svg:y="5.228cm" chart:style-name="ch7">
              <text:p>Fitness</text:p>
            </chart:title>
            <chart:grid chart:style-name="ch8" chart:class="major"/>
          </chart:axis>
          <chart:axis chart:dimension="z" chart:name="primary-z" chart:style-name="ch9">
            <chart:title svg:x="13.805cm" svg:y="7.305cm" chart:style-name="ch5">
              <text:p>Cruzamiento</text:p>
            </chart:title>
          </chart:axis>
          <chart:series chart:style-name="ch10" chart:values-cell-range-address="Hoja1.D32:Hoja1.D34" chart:label-cell-address="Hoja1.B32:Hoja1.B32" chart:class="chart:bar">
            <chart:data-point chart:repeated="3"/>
          </chart:series>
          <chart:series chart:style-name="ch11" chart:values-cell-range-address="Hoja1.D35:Hoja1.D37" chart:label-cell-address="Hoja1.B35:Hoja1.B35" chart:class="chart:bar">
            <chart:data-point chart:repeated="3"/>
          </chart:series>
          <chart:series chart:style-name="ch12" chart:values-cell-range-address="Hoja1.D38:Hoja1.D40" chart:label-cell-address="Hoja1.B38:Hoja1.B38" chart:class="chart:bar">
            <chart:data-point chart:repeated="3"/>
          </chart:series>
          <chart:series chart:style-name="ch13" chart:values-cell-range-address="Hoja1.D41:Hoja1.D43" chart:label-cell-address="Hoja1.B41:Hoja1.B41" chart:class="chart:bar">
            <chart:data-point chart:repeated="3"/>
          </chart:series>
          <chart:series chart:style-name="ch14" chart:values-cell-range-address="Hoja1.D44:Hoja1.D46" chart:label-cell-address="Hoja1.B44:Hoja1.B44" chart:class="chart:ba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0</text:p>
                <draw:g>
                  <svg:desc>Hoja1.B32:Hoja1.B32</svg:desc>
                </draw:g>
              </table:table-cell>
              <table:table-cell office:value-type="string">
                <text:p>70</text:p>
                <draw:g>
                  <svg:desc>Hoja1.B35:Hoja1.B35</svg:desc>
                </draw:g>
              </table:table-cell>
              <table:table-cell office:value-type="string">
                <text:p>80</text:p>
                <draw:g>
                  <svg:desc>Hoja1.B38:Hoja1.B38</svg:desc>
                </draw:g>
              </table:table-cell>
              <table:table-cell office:value-type="string">
                <text:p>90</text:p>
                <draw:g>
                  <svg:desc>Hoja1.B41:Hoja1.B41</svg:desc>
                </draw:g>
              </table:table-cell>
              <table:table-cell office:value-type="string">
                <text:p>95</text:p>
                <draw:g>
                  <svg:desc>Hoja1.B44:Hoja1.B44</svg:desc>
                </draw:g>
              </table:table-cell>
            </table:table-row>
          </table:table-header-rows>
          <table:table-rows>
            <table:table-row>
              <table:table-cell office:value-type="float" office:value="0.001">
                <text:p>0</text:p>
                <draw:g>
                  <svg:desc>Hoja1.C32:Hoja1.C34</svg:desc>
                </draw:g>
              </table:table-cell>
              <table:table-cell office:value-type="float" office:value="17304.4">
                <text:p>17304.4</text:p>
                <draw:g>
                  <svg:desc>Hoja1.D32:Hoja1.D34</svg:desc>
                </draw:g>
              </table:table-cell>
              <table:table-cell office:value-type="float" office:value="17131.275">
                <text:p>17131.275</text:p>
                <draw:g>
                  <svg:desc>Hoja1.D35:Hoja1.D37</svg:desc>
                </draw:g>
              </table:table-cell>
              <table:table-cell office:value-type="float" office:value="17152.45">
                <text:p>17152.45</text:p>
                <draw:g>
                  <svg:desc>Hoja1.D38:Hoja1.D40</svg:desc>
                </draw:g>
              </table:table-cell>
              <table:table-cell office:value-type="float" office:value="17153.25">
                <text:p>17153.25</text:p>
                <draw:g>
                  <svg:desc>Hoja1.D41:Hoja1.D43</svg:desc>
                </draw:g>
              </table:table-cell>
              <table:table-cell office:value-type="float" office:value="16961.75">
                <text:p>16961.75</text:p>
                <draw:g>
                  <svg:desc>Hoja1.D44:Hoja1.D46</svg:desc>
                </draw:g>
              </table:table-cell>
            </table:table-row>
            <table:table-row>
              <table:table-cell office:value-type="float" office:value="0.01">
                <text:p>0</text:p>
              </table:table-cell>
              <table:table-cell office:value-type="float" office:value="15837.85">
                <text:p>15837.85</text:p>
              </table:table-cell>
              <table:table-cell office:value-type="float" office:value="16009.95">
                <text:p>16009.95</text:p>
              </table:table-cell>
              <table:table-cell office:value-type="float" office:value="15763.575">
                <text:p>15763.575</text:p>
              </table:table-cell>
              <table:table-cell office:value-type="float" office:value="15206.225">
                <text:p>15206.225</text:p>
              </table:table-cell>
              <table:table-cell office:value-type="float" office:value="14999.7">
                <text:p>14999.7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16430.975">
                <text:p>16430.975</text:p>
              </table:table-cell>
              <table:table-cell office:value-type="float" office:value="15995.425">
                <text:p>15995.425</text:p>
              </table:table-cell>
              <table:table-cell office:value-type="float" office:value="15365.7">
                <text:p>15365.7</text:p>
              </table:table-cell>
              <table:table-cell office:value-type="float" office:value="15250.35">
                <text:p>15250.35</text:p>
              </table:table-cell>
              <table:table-cell office:value-type="float" office:value="14960.95">
                <text:p>14960.9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